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28mm"/>
    </style:style>
    <style:style style:name="co2" style:family="table-column">
      <style:table-column-properties fo:break-before="auto" style:column-width="395.82mm"/>
    </style:style>
    <style:style style:name="co3" style:family="table-column">
      <style:table-column-properties fo:break-before="auto" style:column-width="27.78mm"/>
    </style:style>
    <style:style style:name="ro1" style:family="table-row">
      <style:table-row-properties style:row-height="5.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4b4b4b"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4b4b4b"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222222"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5"/>
        <table:table-column table:style-name="co2" table:default-cell-style-name="ce11"/>
        <table:table-column table:style-name="co3" table:number-columns-repeated="1022" table:default-cell-style-name="ce11"/>
        <table:table-row table:style-name="ro1">
          <table:table-cell table:style-name="Default" table:number-columns-repeated="2"/>
          <table:table-cell table:number-columns-repeated="1022"/>
        </table:table-row>
        <table:table-row table:style-name="ro2">
          <table:table-cell table:style-name="ce1" office:value-type="string" calcext:value-type="string">
            <text:p><text:a xlink:href="https://www.plootus.com/faq.html#collapseTwo" xlink:type="simple">How does Plootus recommend which funds I invest in</text:a></text:p>
          </table:table-cell>
          <table:table-cell table:style-name="ce6" office:value-type="string" calcext:value-type="string">
            <text:p>Plootus analyzes funds taking into consideration various return and risk factors before recommending which funds you should invest in. It considers your risk profile and the investment options available within your 401k, 403b, 457 or TSP plans to construct a diversified portfolio.</text:p>
          </table:table-cell>
          <table:table-cell table:number-columns-repeated="1022"/>
        </table:table-row>
        <table:table-row table:style-name="ro2">
          <table:table-cell table:style-name="ce1" office:value-type="string" calcext:value-type="string">
            <text:p><text:a xlink:href="https://www.plootus.com/faq.html#collapseThree" xlink:type="simple">How does Plootus estimate future expenses</text:a></text:p>
          </table:table-cell>
          <table:table-cell table:style-name="ce6" office:value-type="string" calcext:value-type="string">
            <text:p>Plootus estimates future expenses based on your current spending habits and adjusts for likely major life changes, location, inflation and other factors.</text:p>
          </table:table-cell>
          <table:table-cell table:number-columns-repeated="1022"/>
        </table:table-row>
        <table:table-row table:style-name="ro2">
          <table:table-cell table:style-name="ce1" office:value-type="string" calcext:value-type="string">
            <text:p><text:a xlink:href="https://www.plootus.com/faq.html#collapseFour" xlink:type="simple">How does Plootus make money</text:a></text:p>
          </table:table-cell>
          <table:table-cell table:style-name="ce6" office:value-type="string" calcext:value-type="string">
            <text:p>We are currently offering our services for free but Plootus plans to make money in the future by charging fixed subscription fee and/or by targeted advertisements. We may charge a fixed amount equivalent to what you pay for a Netflix or an Amazon Prime subscription, much lower than the industry.</text:p>
          </table:table-cell>
          <table:table-cell table:number-columns-repeated="1022"/>
        </table:table-row>
        <table:table-row table:style-name="ro2">
          <table:table-cell table:style-name="ce1" office:value-type="string" calcext:value-type="string">
            <text:p><text:a xlink:href="https://www.plootus.com/faq.html#collapseFive" xlink:type="simple">What should I do after sign up</text:a></text:p>
          </table:table-cell>
          <table:table-cell table:style-name="ce7" office:value-type="string" calcext:value-type="string">
            <text:p>After you sign up, link your banks, credit cards, 401k and other financial accounts. Plootus’ Retirement Planner projects growth in retirement assets till retirement and usage of those assets post-retirement. The Before Retirement tab in the Plootus app estimates the amount you will accumulate based on the amount contributed, employer match and investment strategy. The After Retirement tab gives you a view into how the assets in the retirement account will be used over time and whether it will last for the expected lifetime. The Future Expenses tab provides yearly details of estimated expenses during retirement. You can edit the estimated future expenses and see the impact on a real-time basis.</text:p>
          </table:table-cell>
          <table:table-cell table:number-columns-repeated="1022"/>
        </table:table-row>
        <table:table-row table:style-name="ro1">
          <table:table-cell table:style-name="ce2" office:value-type="string" calcext:value-type="string">
            <text:p>Do I have to move my 401k account to Plootus to get Plootus to help</text:p>
          </table:table-cell>
          <table:table-cell table:style-name="ce8" office:value-type="string" calcext:value-type="string">
            <text:p>No, you don’t have to move your 401k account. Your 401k account stays where it is. No changes required. You neither have to open a new 401k account with Plootus nor move your 401k account to Plootus. Plootus will provide you a recommendation free of cost, save you fees and improve your return as long as your 401k, 403b, 457 or TSP plans can be accessed online.</text:p>
          </table:table-cell>
          <table:table-cell table:number-columns-repeated="1022"/>
        </table:table-row>
        <table:table-row table:style-name="ro1">
          <table:table-cell table:style-name="ce2" office:value-type="string" calcext:value-type="string">
            <text:p>Is there a minimum balance required in my 401k account to use Plootus</text:p>
          </table:table-cell>
          <table:table-cell table:style-name="ce8" office:value-type="string" calcext:value-type="string">
            <text:p>No. Plootus does not require any minimum balance. It does not matter whether you just got your first job and are starting with a zero 401k account balance or you have millions of dollars. Plootus will provide you 401k recommendations and help you reach your retirement goal.</text:p>
          </table:table-cell>
          <table:table-cell table:number-columns-repeated="1022"/>
        </table:table-row>
        <table:table-row table:style-name="ro1">
          <table:table-cell table:style-name="ce2" office:value-type="string" calcext:value-type="string">
            <text:p>Why doesn’t a broker at a brokerage firm help me with my 401k investments</text:p>
          </table:table-cell>
          <table:table-cell table:style-name="ce8" office:value-type="string" calcext:value-type="string">
            <text:p>Mostly, brokers do not help 401k participants in choosing investments from a 401k plan because most brokerage firms do not allow brokers (read salespeople) to offer specific advice as it would tantamount to acting as a fiduciary. These firms do not want to open themselves up to potential liabilities that may arise from advice given by their employees.</text:p>
          </table:table-cell>
          <table:table-cell table:number-columns-repeated="1022"/>
        </table:table-row>
        <table:table-row table:style-name="ro1">
          <table:table-cell table:style-name="ce2" office:value-type="string" calcext:value-type="string">
            <text:p>How long does Plootus take to offer me specific recommendations for my 401k investments</text:p>
          </table:table-cell>
          <table:table-cell table:style-name="ce8" office:value-type="string" calcext:value-type="string">
            <text:p>Plootus is committed to offering advice within a week of linking your 401k account. Sometimes it takes longer but usually no more than 30 days in offering specific recommendations for your 401k investments.</text:p>
          </table:table-cell>
          <table:table-cell table:number-columns-repeated="1022"/>
        </table:table-row>
        <table:table-row table:style-name="ro1">
          <table:table-cell table:style-name="ce2" office:value-type="string" calcext:value-type="string">
            <text:p>Are there people or robots helping with my 401k</text:p>
          </table:table-cell>
          <table:table-cell table:style-name="ce8" office:value-type="string" calcext:value-type="string">
            <text:p>There are both people and robots helping with your 401k. Our Artificial intelligence tools (patent pending) use an advanced algorithm to determine how much a user needs for retirement and provides the recommendations best for you.</text:p>
          </table:table-cell>
          <table:table-cell table:number-columns-repeated="1022"/>
        </table:table-row>
        <table:table-row table:style-name="ro1">
          <table:table-cell table:style-name="ce3" office:value-type="string" calcext:value-type="string">
            <text:p>How often will Plootus adjust my 401k account</text:p>
          </table:table-cell>
          <table:table-cell table:style-name="ce8" office:value-type="string" calcext:value-type="string">
            <text:p>Plootus monitors the funds’/investments’ performance regularly and suggests changes if the allocated funds are not performing well compared to their peers within your 401k account or if you need a different allocation based on changed circumstances such as expense run rate, change of location etc. Plootus recommends adjustment your 401k when it is required.</text:p>
          </table:table-cell>
          <table:table-cell table:number-columns-repeated="1022"/>
        </table:table-row>
        <table:table-row table:style-name="ro1">
          <table:table-cell table:style-name="ce2" office:value-type="string" calcext:value-type="string">
            <text:p>Isn’t my 401k custodian such as Fidelity Net Benefits or ADP or Prudential account (where I log in to check my 401k balance) doing retirement planning and helping me invest and grow my 401k balance in the same way as Plootus does</text:p>
          </table:table-cell>
          <table:table-cell table:style-name="ce8" office:value-type="string" calcext:value-type="string">
            <text:p>No. None of the 401k custodians such as Fidelity Net Benefits, ADP or Prudential give you clear advice on which investment to choose and how to invest. They provide some basic calculators for 401k. They merely invest your money in investment options you chose when you opened your 401k account or as and when you make any changes</text:p>
          </table:table-cell>
          <table:table-cell table:number-columns-repeated="1022"/>
        </table:table-row>
        <table:table-row table:style-name="ro1">
          <table:table-cell table:style-name="ce2" office:value-type="string" calcext:value-type="string">
            <text:p>What keeps me from signing up with Plootus and then quitting after Plootus provides me 401k recommendations</text:p>
          </table:table-cell>
          <table:table-cell table:style-name="ce8" office:value-type="string" calcext:value-type="string">
            <text:p>You can quit using the service at any time. However, your 401k investments are similar to any other investments you make in life. Ideally, you do not make an investment and forget about it. You need to keep tracking and monitoring to ensure you are obtaining desirable results. Plootus helps you make changes or adjustments to your portfolio as required. As per a Vanguard study, guided rebalancing of your investment portfolio at regular intervals adds 1.40% additional return to your 401k account.So nothing stop you from your signing up and then quitting later after getting 401k recommendations</text:p>
          </table:table-cell>
          <table:table-cell table:number-columns-repeated="1022"/>
        </table:table-row>
        <table:table-row table:style-name="ro1">
          <table:table-cell table:style-name="ce3" office:value-type="string" calcext:value-type="string">
            <text:p>How do I change my 401k allocation</text:p>
          </table:table-cell>
          <table:table-cell table:style-name="ce8" office:value-type="string" calcext:value-type="string">
            <text:p>Log into your 401k plan account (Fidelity Net Benefits, ADP, Prudential etc.) and make changes to your 401k allocation as suggested by Plootus. You should also consider how future contributions will be invested.</text:p>
          </table:table-cell>
          <table:table-cell table:number-columns-repeated="1022"/>
        </table:table-row>
        <table:table-row table:style-name="ro1">
          <table:table-cell table:style-name="ce2" office:value-type="string" calcext:value-type="string">
            <text:p>I want to change my retirement age. How can I change it</text:p>
          </table:table-cell>
          <table:table-cell table:style-name="ce8" office:value-type="string" calcext:value-type="string">
            <text:p>Once you log into the Plootus app, click Profile on the top left and change your retirement age.</text:p>
          </table:table-cell>
          <table:table-cell table:number-columns-repeated="1022"/>
        </table:table-row>
        <table:table-row table:style-name="ro1">
          <table:table-cell table:style-name="ce2" office:value-type="string" calcext:value-type="string">
            <text:p>Can I reach someone at Plootus to address a specific question about 401k</text:p>
          </table:table-cell>
          <table:table-cell table:style-name="ce8" office:value-type="string" calcext:value-type="string">
            <text:p>Yes, anytime. Feel free to email us with any questions related to 401k and other financial planning issues. We are here to help. Please email us. support@plootus.com</text:p>
          </table:table-cell>
          <table:table-cell table:number-columns-repeated="1022"/>
        </table:table-row>
        <table:table-row table:style-name="ro1">
          <table:table-cell table:style-name="ce2" office:value-type="string" calcext:value-type="string">
            <text:p>Can I adjust my 401k allocations without informing Plootus</text:p>
          </table:table-cell>
          <table:table-cell table:style-name="ce8" office:value-type="string" calcext:value-type="string">
            <text:p>Yes, you can adjust your 401k allocations anytime. You are the owner of your account and can change 401k allocations anytime. Just log in to your 401k custodian account (Fidelity Net Benefits, ADP, Prudential etc.) or call your custodian to make changes to 401k allocation.</text:p>
          </table:table-cell>
          <table:table-cell table:number-columns-repeated="1022"/>
        </table:table-row>
        <table:table-row table:style-name="ro1">
          <table:table-cell table:style-name="ce2" office:value-type="string" calcext:value-type="string">
            <text:p>Do you review my complete financial profile including all my credit cards, banks, 401k, 529s and HSAs accounts</text:p>
          </table:table-cell>
          <table:table-cell table:style-name="ce8" office:value-type="string" calcext:value-type="string">
            <text:p>Plootus requests customers to connect their banks, credit cards, 401k, 529s, HSAs etc. to understand the user’s complete financial profile. Our AI algorithm analyzes and makes suggestions based on the information you provide and which is received from linked financial accounts. Although we consider the complete financial profile of the user, we are currently focused on making recommendations only for your 401k account In the future, we expect to offer services around 529 college savings planning as well..</text:p>
          </table:table-cell>
          <table:table-cell table:number-columns-repeated="1022"/>
        </table:table-row>
        <table:table-row table:style-name="ro1">
          <table:table-cell table:style-name="ce2" office:value-type="string" calcext:value-type="string">
            <text:p>Do you analyze and recommend portfolio allocation for Health Saving Accounts (HSAs) and 529 college savings plans</text:p>
          </table:table-cell>
          <table:table-cell table:style-name="ce8" office:value-type="string" calcext:value-type="string">
            <text:p>At this time, we only analyze and make recommendations related to employer-sponsored retirement accounts, such as 401k, 403b, 457 and TSP accounts. In future, we will offer 529s services as well.</text:p>
          </table:table-cell>
          <table:table-cell table:number-columns-repeated="1022"/>
        </table:table-row>
        <table:table-row table:style-name="ro1">
          <table:table-cell table:style-name="ce2" office:value-type="string" calcext:value-type="string">
            <text:p>When is the Plootus team available</text:p>
          </table:table-cell>
          <table:table-cell table:style-name="ce8" office:value-type="string" calcext:value-type="string">
            <text:p>We are available during normal business hours Monday to Friday. We try to respond to all queries within a few hours. Feel free to drop us an email support@plootus.com</text:p>
          </table:table-cell>
          <table:table-cell table:number-columns-repeated="1022"/>
        </table:table-row>
        <table:table-row table:style-name="ro1">
          <table:table-cell table:style-name="ce2" office:value-type="string" calcext:value-type="string">
            <text:p>Why is the service provided by Plootus free</text:p>
          </table:table-cell>
          <table:table-cell table:style-name="ce8" office:value-type="string" calcext:value-type="string">
            <text:p>We want to democratize financial planning for everyone and therefore our services are currently offered for free. We firmly believe it should not be a privilege available to only a certain section of society. We are here for the 99%</text:p>
          </table:table-cell>
          <table:table-cell table:number-columns-repeated="1022"/>
        </table:table-row>
        <table:table-row table:style-name="ro1">
          <table:table-cell table:style-name="ce2" office:value-type="string" calcext:value-type="string">
            <text:p>Are there any hidden fees</text:p>
          </table:table-cell>
          <table:table-cell table:style-name="ce8" office:value-type="string" calcext:value-type="string">
            <text:p>Plootus does not have any hidden fees. In fact, for a short period, all our services are currently being offered free of charge. However, the investments in your 401k account have hidden expenses and fees. We choose the lowest cost and best performing investments from the options available with your 401k account.</text:p>
          </table:table-cell>
          <table:table-cell table:number-columns-repeated="1022"/>
        </table:table-row>
        <table:table-row table:style-name="ro1">
          <table:table-cell table:style-name="ce2" office:value-type="string" calcext:value-type="string">
            <text:p>Am I entering into any long term contract with Plootus</text:p>
          </table:table-cell>
          <table:table-cell table:style-name="ce8" office:value-type="string" calcext:value-type="string">
            <text:p>No, you are not entering into any long term contract with Plootus. You are free to leave at any time. We will not be happy to lose you but wish you all the best for a rich and healthy retirement life</text:p>
          </table:table-cell>
          <table:table-cell table:number-columns-repeated="1022"/>
        </table:table-row>
        <table:table-row table:style-name="ro1">
          <table:table-cell table:style-name="ce2" office:value-type="string" calcext:value-type="string">
            <text:p>Do you try to time the market</text:p>
          </table:table-cell>
          <table:table-cell table:style-name="ce8" office:value-type="string" calcext:value-type="string">
            <text:p>Plootus does not time the market. Many studies that have been conducted suggest timing the market is a waste of time, especially when making a long-term investment such as that in a 401k scenario. We construct a well-diversified portfolio that optimizes return for a given level of risk and rebalances as and when required.</text:p>
          </table:table-cell>
          <table:table-cell table:number-columns-repeated="1022"/>
        </table:table-row>
        <table:table-row table:style-name="ro1">
          <table:table-cell table:style-name="ce2" office:value-type="string" calcext:value-type="string">
            <text:p>How does Plootus determine 401k portfolio allocation between stocks, bonds and other asset classes</text:p>
          </table:table-cell>
          <table:table-cell table:style-name="ce9" office:value-type="string" calcext:value-type="string">
            <text:p>Plootus determines portfolio allocation between stocks, bonds and other assets based on past performance. Plootus algorithm is built on the past performance of various assets classes over decades to construct a well-diversified portfolio allocation model for various strategies such as conservative, moderate, growth and super growth. Although many factors impact your portfolio allocation. As a general rule, the farther you are from retirement, the more the equity allocation will be recommended as equity generates a better return as compared to bonds over the longer term.</text:p>
          </table:table-cell>
          <table:table-cell table:number-columns-repeated="1022"/>
        </table:table-row>
        <table:table-row table:style-name="ro1">
          <table:table-cell table:style-name="ce3" office:value-type="string" calcext:value-type="string">
            <text:p>Why should I use Plootus instead of investing in a target-date fund offered in my 401k account</text:p>
          </table:table-cell>
          <table:table-cell table:style-name="ce8" office:value-type="string" calcext:value-type="string">
            <text:p>1. Target date funds are a decent option but a one-size-fits-all approach does not work for everyone.2. Target date funds are usually a combination of funds from the same fund manager and no matter who they are, they are not the top performers in all asset categories.3. There is usually fees on fees which means they double dip into your potential savings. You pay fees for the target-date fund in addition to that imposed by the underlying funds.Plootus first determines the user’s retirement needs and based on that creates a diversified portfolio. Therefore, we recommend using Plootus instead of investing in target-date funds. <text:s/></text:p>
          </table:table-cell>
          <table:table-cell table:number-columns-repeated="1022"/>
        </table:table-row>
        <table:table-row table:style-name="ro1">
          <table:table-cell table:style-name="ce2" office:value-type="string" calcext:value-type="string">
            <text:p>Does Plootus manage IRAs or Roth IRAs</text:p>
          </table:table-cell>
          <table:table-cell table:style-name="ce8" office:value-type="string" calcext:value-type="string">
            <text:p>We don’t manage in IRAs or Roth IRAs currently but plan to offer similar services in the future</text:p>
          </table:table-cell>
          <table:table-cell table:number-columns-repeated="1022"/>
        </table:table-row>
        <table:table-row table:style-name="ro1">
          <table:table-cell table:style-name="ce2" office:value-type="string" calcext:value-type="string">
            <text:p>I have company stock as part of my 401k account. How much of my 401k portfolio should I allocate to the company’s stock</text:p>
          </table:table-cell>
          <table:table-cell table:style-name="ce8" office:value-type="string" calcext:value-type="string">
            <text:p>This is an interesting question. One of our Co-Founders worked with GE (General Electric) for a number of years and had an option to invest in the company stock. As you may be aware, GE’s stock has done poorly in the last few years and a lot of employees lost a significant amount of money in their 401k account.Wisdom tells us “Don’t put all your eggs in one basket”. If you work for a company, your current income (and life) is already somewhat dependent on the company’ performance. Associating your retirement income to the same employer would mean taking on additional risk.The bottom line is that it is not prudent to have exposure to your company stock. If you still want to invest (maybe because you work for a growing company with an apparently bright future), don’t allocate more than 15-20% of your total assets to the company stock.</text:p>
          </table:table-cell>
          <table:table-cell table:number-columns-repeated="1022"/>
        </table:table-row>
        <table:table-row table:style-name="ro1">
          <table:table-cell table:style-name="ce2" office:value-type="string" calcext:value-type="string">
            <text:p>My employer provides an option to invest my 401k money in a self-directed brokerage. Does Plootus help in the allocation of that portfolio</text:p>
          </table:table-cell>
          <table:table-cell table:style-name="ce8" office:value-type="string" calcext:value-type="string">
            <text:p>Plootus manages 401k assets that are outside the Self Directed Brokerage because you have authorized the Self Directed Brokerage team to manage your portion of your 401k assets. In fact, you are also not allowed to make portfolio allocation changes by yourself and you need to call them if you want to make any changes to your 401k portfolio.</text:p>
          </table:table-cell>
          <table:table-cell table:number-columns-repeated="1022"/>
        </table:table-row>
        <table:table-row table:style-name="ro1">
          <table:table-cell table:style-name="ce2" office:value-type="string" calcext:value-type="string">
            <text:p>How do you improve a customer’s overall return</text:p>
          </table:table-cell>
          <table:table-cell table:style-name="ce8" office:value-type="string" calcext:value-type="string">
            <text:p>We improve customer’s overall return by selecting low fees and best performing funds from your 401k account. Based on the analysis we conducted, Plootus helps users save anywhere between 0.0% - 0.30% in fees in their 401k account. It can make you richer by $0- $61,200 over a period of 30 years.Re-balancing your 401k portfolio further adds 0% -1.40% in return your 401k account. It can make you richer by $0-$318,000 over a period of 30 years.Please note investments are subject to market risk and no two users will experience the same performance.</text:p>
          </table:table-cell>
          <table:table-cell table:number-columns-repeated="1022"/>
        </table:table-row>
        <table:table-row table:style-name="ro1">
          <table:table-cell table:style-name="ce2" office:value-type="string" calcext:value-type="string">
            <text:p>Will Plootus assist in withdrawals out of my account for a loan or other purposes</text:p>
          </table:table-cell>
          <table:table-cell table:style-name="ce8" office:value-type="string" calcext:value-type="string">
            <text:p>No. We don’t assist in withdrawals out of your account for a loan or any other purpose. Please reach out to your HR team to get custodian details to make a withdrawal or request a loan</text:p>
          </table:table-cell>
          <table:table-cell table:number-columns-repeated="1022"/>
        </table:table-row>
        <table:table-row table:style-name="ro1">
          <table:table-cell table:style-name="ce2" office:value-type="string" calcext:value-type="string">
            <text:p>Will Plootus assist with my old 401k with a previous employer</text:p>
          </table:table-cell>
          <table:table-cell table:style-name="ce8" office:value-type="string" calcext:value-type="string">
            <text:p>Absolutely. We can assist with your old 401k account with a previous employer(s) and a current 401k account with your current employer.</text:p>
          </table:table-cell>
          <table:table-cell table:number-columns-repeated="1022"/>
        </table:table-row>
        <table:table-row table:style-name="ro1">
          <table:table-cell table:style-name="ce2" office:value-type="string" calcext:value-type="string">
            <text:p>Will Plootus change the contribution amount in my 401k account</text:p>
          </table:table-cell>
          <table:table-cell table:style-name="ce8" office:value-type="string" calcext:value-type="string">
            <text:p>No. We provide a recommendation for how much to contribute and how to invest to reach your retirement goal. We do not make any changes to the contribution amount in your 401k account.</text:p>
          </table:table-cell>
          <table:table-cell table:number-columns-repeated="1022"/>
        </table:table-row>
        <table:table-row table:style-name="ro1">
          <table:table-cell table:style-name="ce2" office:value-type="string" calcext:value-type="string">
            <text:p>Is my data secure</text:p>
          </table:table-cell>
          <table:table-cell table:style-name="ce8" office:value-type="string" calcext:value-type="string">
            <text:p>Your data is absolutely secure. We take information security very seriously and therefore do not ask for personal information such as Social Security Number or complete address. Our app uses bank-level security to encrypt data. Read more about security.(https://www.plootus.com/security.html)</text:p>
          </table:table-cell>
          <table:table-cell table:number-columns-repeated="1022"/>
        </table:table-row>
        <table:table-row table:style-name="ro3">
          <table:table-cell table:style-name="ce4" office:value-type="string" calcext:value-type="string">
            <text:p>Why should I sign up for Plootus</text:p>
          </table:table-cell>
          <table:table-cell table:style-name="ce10" office:value-type="string" calcext:value-type="string">
            <text:p>You should sign up because Plootus is an easy to use, comprehensive financial planning tool that can assist you in planning for retirement. The product breaks down income and expenses in different categories and then projects total money required for retirement. The product suggests the investments/funds you should choose from the options available within your retirement plan account.</text:p>
          </table:table-cell>
          <table:table-cell table:number-columns-repeated="1022"/>
        </table:table-row>
        <table:table-row table:style-name="ro1">
          <table:table-cell office:value-type="string" calcext:value-type="string">
            <text:p>hello hello hello hello hello hello hello </text:p>
          </table:table-cell>
          <table:table-cell office:value-type="string" calcext:value-type="string">
            <text:p>Hey, How can I help you..!</text:p>
          </table:table-cell>
          <table:table-cell table:number-columns-repeated="1022"/>
        </table:table-row>
        <table:table-row table:style-name="ro1">
          <table:table-cell office:value-type="string" calcext:value-type="string">
            <text:p>hey hey hey hey hey hey hey hey hey</text:p>
          </table:table-cell>
          <table:table-cell office:value-type="string" calcext:value-type="string">
            <text:p>Hey, How can I help you..!</text:p>
          </table:table-cell>
          <table:table-cell table:number-columns-repeated="1022"/>
        </table:table-row>
        <table:table-row table:style-name="ro2">
          <table:table-cell office:value-type="string" calcext:value-type="string">
            <text:p>bye bye bye bye bye bye bye bye bye bye bye bye</text:p>
          </table:table-cell>
          <table:table-cell office:value-type="string" calcext:value-type="string">
            <text:p>Thanks for vising Plootus, Have a nice day.</text:p>
          </table:table-cell>
          <table:table-cell table:number-columns-repeated="1022"/>
        </table:table-row>
        <table:table-row table:style-name="ro2">
          <table:table-cell office:value-type="string" calcext:value-type="string">
            <text:p>hi hi hi hi hi hi hi hi hi</text:p>
          </table:table-cell>
          <table:table-cell office:value-type="string" calcext:value-type="string">
            <text:p>Hey, How can I help you..!</text:p>
          </table:table-cell>
          <table:table-cell table:number-columns-repeated="1022"/>
        </table:table-row>
        <table:table-row table:style-name="ro2" table:number-rows-repeated="3">
          <table:table-cell table:number-columns-repeated="1024"/>
        </table:table-row>
        <table:table-row table:style-name="ro1" table:number-rows-repeated="2">
          <table:table-cell table:number-columns-repeated="1024"/>
        </table:table-row>
        <table:table-row table:style-name="ro2" table:number-rows-repeated="104853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9-10-05T00:13:25.504341080</dc:date>
    <meta:editing-cycles>11</meta:editing-cycles>
    <meta:editing-duration>PT8M50S</meta:editing-duration>
    <meta:generator>LibreOffice/5.1.6.2$Linux_X86_64 LibreOffice_project/10m0$Build-2</meta:generator>
    <meta:document-statistic meta:table-count="1" meta:cell-count="76" meta:object-count="0"/>
  </office:meta>
</office:document-meta>
</file>